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9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padding="0.71mm"/>
      <style:text-properties style:text-position="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bs :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y: (m)</text:p>
          </table:table-cell>
          <table:table-cell table:style-name="ce1" office:value-type="string" calcext:value-type="string">
            <text:p>y LE (m)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X-Rotation-Offse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598366090808" calcext:value-type="float">
            <text:p>0,9285983661</text:p>
          </table:table-cell>
          <table:table-cell table:style-name="ce1" office:value-type="float" office:value="0.131577901010033" calcext:value-type="float">
            <text:p>0,131577901</text:p>
          </table:table-cell>
          <table:table-cell table:style-name="ce1" office:value-type="float" office:value="0.00120745300791539" calcext:value-type="float">
            <text:p>0,001207453</text:p>
          </table:table-cell>
          <table:table-cell table:style-name="ce1" office:value-type="float" office:value="10.1629861932391" calcext:value-type="float">
            <text:p>10,1629861932</text:p>
          </table:table-cell>
          <table:table-cell table:style-name="ce1" office:value-type="float" office:value="9.41632346760549" calcext:value-type="float">
            <text:p>9,4163234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9211616688924" calcext:value-type="float">
            <text:p>0,9092116167</text:p>
          </table:table-cell>
          <table:table-cell table:style-name="ce1" office:value-type="float" office:value="0.392071968316453" calcext:value-type="float">
            <text:p>0,3920719683</text:p>
          </table:table-cell>
          <table:table-cell table:style-name="ce1" office:value-type="float" office:value="0.0120248271353064" calcext:value-type="float">
            <text:p>0,0120248271</text:p>
          </table:table-cell>
          <table:table-cell table:style-name="ce1" office:value-type="float" office:value="7.22855856662307" calcext:value-type="float">
            <text:p>7,2285585666</text:p>
          </table:table-cell>
          <table:table-cell table:style-name="ce1" office:value-type="float" office:value="9.18523373544965" calcext:value-type="float">
            <text:p>9,1852337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7686190423953" calcext:value-type="float">
            <text:p>0,8676861904</text:p>
          </table:table-cell>
          <table:table-cell table:style-name="ce1" office:value-type="float" office:value="0.644234813970976" calcext:value-type="float">
            <text:p>0,644234814</text:p>
          </table:table-cell>
          <table:table-cell table:style-name="ce1" office:value-type="float" office:value="0.0369532794901605" calcext:value-type="float">
            <text:p>0,0369532795</text:p>
          </table:table-cell>
          <table:table-cell table:style-name="ce1" office:value-type="float" office:value="7.43292444154523" calcext:value-type="float">
            <text:p>7,4329244415</text:p>
          </table:table-cell>
          <table:table-cell table:style-name="ce1" office:value-type="float" office:value="8.88447596358551" calcext:value-type="float">
            <text:p>8,88447596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0173298078641" calcext:value-type="float">
            <text:p>0,8017329808</text:p>
          </table:table-cell>
          <table:table-cell table:style-name="ce1" office:value-type="float" office:value="0.882269177682282" calcext:value-type="float">
            <text:p>0,8822691777</text:p>
          </table:table-cell>
          <table:table-cell table:style-name="ce1" office:value-type="float" office:value="0.0802459872344221" calcext:value-type="float">
            <text:p>0,0802459872</text:p>
          </table:table-cell>
          <table:table-cell table:style-name="ce1" office:value-type="float" office:value="8.84347052902359" calcext:value-type="float">
            <text:p>8,843470529</text:p>
          </table:table-cell>
          <table:table-cell table:style-name="ce1" office:value-type="float" office:value="8.49311367730092" calcext:value-type="float">
            <text:p>8,49311367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8284062101966" calcext:value-type="float">
            <text:p>0,7082840621</text:p>
          </table:table-cell>
          <table:table-cell table:style-name="ce1" office:value-type="float" office:value="1.10081621167781" calcext:value-type="float">
            <text:p>1,1008162117</text:p>
          </table:table-cell>
          <table:table-cell table:style-name="ce1" office:value-type="float" office:value="0.148302104525981" calcext:value-type="float">
            <text:p>0,1483021045</text:p>
          </table:table-cell>
          <table:table-cell table:style-name="ce1" office:value-type="float" office:value="11.481856958377" calcext:value-type="float">
            <text:p>11,4818569584</text:p>
          </table:table-cell>
          <table:table-cell table:style-name="ce1" office:value-type="float" office:value="7.96534090431537" calcext:value-type="float">
            <text:p>7,96534090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77503323629735" calcext:value-type="float">
            <text:p>0,5775033236</text:p>
          </table:table-cell>
          <table:table-cell table:style-name="ce1" office:value-type="float" office:value="1.29499052297993" calcext:value-type="float">
            <text:p>1,294990523</text:p>
          </table:table-cell>
          <table:table-cell table:style-name="ce1" office:value-type="float" office:value="0.254880598098086" calcext:value-type="float">
            <text:p>0,2548805981</text:p>
          </table:table-cell>
          <table:table-cell table:style-name="ce1" office:value-type="float" office:value="16.5561086418211" calcext:value-type="float">
            <text:p>16,5561086418</text:p>
          </table:table-cell>
          <table:table-cell table:style-name="ce1" office:value-type="float" office:value="7.14463682825722" calcext:value-type="float">
            <text:p>7,14463682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0171730207403" calcext:value-type="float">
            <text:p>0,3501717302</text:p>
          </table:table-cell>
          <table:table-cell table:style-name="ce1" office:value-type="float" office:value="1.45859521458148" calcext:value-type="float">
            <text:p>1,4585952146</text:p>
          </table:table-cell>
          <table:table-cell table:style-name="ce1" office:value-type="float" office:value="0.462651134455841" calcext:value-type="float">
            <text:p>0,4626511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number-columns-repeated="100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093125915366" calcext:value-type="float">
            <text:p>28,50931259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86229996426" calcext:value-type="float">
            <text:p>27,89862299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963439090568" calcext:value-type="float">
            <text:p>15,096343909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9371856811765" calcext:value-type="float">
            <text:p>5,5937185681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9771521125026" calcext:value-type="float">
            <text:p>28,97715211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8.3521571078094" calcext:value-type="float">
            <text:p>28,352157107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3319978861405" calcext:value-type="float">
            <text:p>15,331997886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66788405625294" calcext:value-type="float">
            <text:p>5,6678840563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112901151729" calcext:value-type="float">
            <text:p>28,51129011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20735700704" calcext:value-type="float">
            <text:p>27,89207357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7313364543" calcext:value-type="float">
            <text:p>15,073133645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5871943077387" calcext:value-type="float">
            <text:p>5,558719430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7.2896718400827" calcext:value-type="float">
            <text:p>27,28967184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6928393905565" calcext:value-type="float">
            <text:p>26,69283939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4149186826384" calcext:value-type="float">
            <text:p>14,41491868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30251257838343" calcext:value-type="float">
            <text:p>5,3025125784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6.5891707975553" calcext:value-type="float">
            <text:p>26,589170797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003546335214" calcext:value-type="float">
            <text:p>26,00354633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0322320013242" calcext:value-type="float">
            <text:p>14,03223200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14796474576208" calcext:value-type="float">
            <text:p>5,147964745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12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27.3297965848483" calcext:value-type="float">
            <text:p>27,3297965848</text:p>
          </table:table-cell>
          <table:table-cell table:style-name="ce2" table:number-columns-repeated="3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date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AHPX1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HPY1</text:p>
          </table:table-cell>
          <table:table-cell table:style-name="ce3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HPZ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HPX2</text:p>
          </table:table-cell>
          <table:table-cell table:style-name="ce3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HPY2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HPZ2</text:p>
          </table:table-cell>
          <table:table-cell table:style-name="ce3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HK3D</text:p>
          </table:table-cell>
          <table:table-cell table:style-name="ce3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fil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ign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zugabe</text:p>
          </table:table-cell>
          <table:table-cell table:style-name="ce3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Profilzugabe</text:p>
          </table:table-cell>
          <table:table-cell table:style-name="ce3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K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bi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offkoeffizient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DZwischenstellen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3D</text:p>
          </table:table-cell>
          <table:table-cell table:style-name="ce3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Y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3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IDE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LLAUFTRIE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SSEPILOT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LOTENWIDERSTAND</text:p>
          </table:table-cell>
          <table:table-cell table:style-name="ce3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4:49:49.0489965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5.0.5.2$Linux_X86_64 LibreOffice_project/00m0$Build-2</meta:generator>
    <dc:date>2016-03-08T14:50:01.765328491</dc:date>
    <meta:editing-duration>PT15M37S</meta:editing-duration>
    <meta:editing-cycles>9</meta:editing-cycles>
    <meta:document-statistic meta:table-count="8" meta:cell-count="1053" meta:object-count="0"/>
  </office:meta>
</office:document-meta>
</file>